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4ae4" officeooo:paragraph-rsid="00014ae4"/>
    </style:style>
    <style:style style:name="P2" style:family="paragraph" style:parent-style-name="Standard">
      <style:paragraph-properties fo:text-align="start" style:justify-single-word="false"/>
      <style:text-properties officeooo:rsid="00014ae4" officeooo:paragraph-rsid="00014ae4"/>
    </style:style>
    <style:style style:name="P3" style:family="paragraph" style:parent-style-name="Standard">
      <style:paragraph-properties fo:text-align="start" style:justify-single-word="false"/>
      <style:text-properties officeooo:paragraph-rsid="00014ae4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officeooo:rsid="00025169" officeooo:paragraph-rsid="0002516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rsid="00025169" officeooo:paragraph-rsid="00025169"/>
    </style:style>
    <style:style style:name="T1" style:family="text">
      <style:text-properties officeooo:rsid="00014ae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25169"/>
    </style:style>
    <style:style style:name="T5" style:family="text">
      <style:text-properties officeooo:rsid="00046e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 </text:p>
      <text:p text:style-name="P1">Congruent numbers </text:p>
      <text:p text:style-name="P1"/>
      <text:p text:style-name="P1"/>
      <text:p text:style-name="P2">Let n ∈ N, a, b ∈ Z. We have: a ≡ b (mod n) ⇔ n|a − b. </text:p>
      <text:p text:style-name="P2">If n != 0, then a ≡ b (mod n) ⇔ a and b give the same remainder when divided by n. Theorem ” ≡ ” is an equivalence relation on Z and its corresponding partition is Zn = {x + nZ | x ∈ Z} = {0, 1, . . . , n−1} (module) <text:s/>(for n ≥ 2). </text:p>
      <text:p text:style-name="P2"/>
      <text:p text:style-name="P2">Algorithm for finding congruences: </text:p>
      <text:p text:style-name="P2"/>
      <text:p text:style-name="P2">Consider ax ≡ b (mod n) </text:p>
      <text:p text:style-name="P2"/>
      <text:p text:style-name="P2">(1) where 0 ≤ a, b &lt; n. </text:p>
      <text:p text:style-name="P2"/>
      <text:p text:style-name="P2">(i) <text:s/>If (a, n) = 1, then (1) has solution, namely xg ≡ a −1 b (mod n).</text:p>
      <text:p text:style-name="P2">(ii) If (a, n) = d &gt; 1, then (1) has solution ⇔ d|b. </text:p>
      <text:p text:style-name="P2"><text:tab/><text:tab/>In this case, (1) has the same solutions as a d x ≡ b d  mod n d  . </text:p>
      <text:p text:style-name="P2">(iii) The complexity is O(log2 n). </text:p>
      <text:p text:style-name="P2"/>
      <text:p text:style-name="P2">To translate this algorithm in C++, i've used the following: </text:p>
      <text:p text:style-name="P2"/>
      <text:p text:style-name="P2">(a, b) is represented int the program as :</text:p>
      <text:p text:style-name="P3"><text:span text:style-name="T1"><text:tab/></text:span></text:p>
      <text:p text:style-name="P4">Subtraction-based version of Euclid's algorithm that keeps subtracting the lesser number from the bigger, until they are the same, and a<text:span text:style-name="T5">t</text:span> that point, the gcd of a and b;</text:p>
      <text:p text:style-name="P4"/>
      <text:p text:style-name="P2">int gcd(int a, int b) {</text:p>
      <text:p text:style-name="P2"/>
      <text:p text:style-name="P2"><text:s text:c="4"/>while(a != b)</text:p>
      <text:p text:style-name="P2"><text:s text:c="4"/>{</text:p>
      <text:p text:style-name="P2"><text:s text:c="8"/>if(a &gt; b)</text:p>
      <text:p text:style-name="P2"><text:s text:c="12"/>a -= b;</text:p>
      <text:p text:style-name="P2"><text:s text:c="8"/>else</text:p>
      <text:p text:style-name="P2"><text:s text:c="12"/>b -= a;</text:p>
      <text:p text:style-name="P2"><text:s text:c="4"/>}</text:p>
      <text:p text:style-name="P2"/>
      <text:p text:style-name="P2"><text:s text:c="4"/>return a;</text:p>
      <text:p text:style-name="P2">}</text:p>
      <text:p text:style-name="P2"/>
      <text:p text:style-name="P2">a<text:span text:style-name="T2">-1</text:span><text:span text:style-name="T3"> (mod b) is represented in the program as :</text:span></text:p>
      <text:p text:style-name="P2"><text:span text:style-name="T3"/></text:p>
      <text:p text:style-name="P5"><text:span text:style-name="T3">The naive method for finding modulor multiplicative inverse of 'a' under modulo 'm' </text:span></text:p>
      <text:p text:style-name="P5"><text:span text:style-name="T3">We want to find an x such that (a * x) <text:s/>mod m == 1.</text:span></text:p>
      <text:p text:style-name="P5"><text:span text:style-name="T3">We just go through every possible solution with x, that is from 1 to m - 1 and check if a * x mod m == 1, which is the moment we found the solution and return it; </text:span></text:p>
      <text:p text:style-name="P5"><text:span text:style-name="T3"/></text:p>
      <text:p text:style-name="P2"><text:span text:style-name="T3">int modInverse(int a, int m)</text:span></text:p>
      <text:p text:style-name="P2"><text:span text:style-name="T3">{</text:span></text:p>
      <text:p text:style-name="P2"><text:soft-page-break/><text:span text:style-name="T3"><text:s text:c="4"/>a = a</text:span><text:span text:style-name="T4"> </text:span><text:span text:style-name="T3">%</text:span><text:span text:style-name="T4"> </text:span><text:span text:style-name="T3">m;</text:span></text:p>
      <text:p text:style-name="P2"><text:span text:style-name="T3"><text:s text:c="4"/>for (int x=1; x&lt;m; x++)</text:span></text:p>
      <text:p text:style-name="P2"><text:span text:style-name="T3"><text:s text:c="8"/>if ((a*x) % m == 1)</text:span></text:p>
      <text:p text:style-name="P2"><text:span text:style-name="T3"><text:s text:c="12"/>return x;</text:span></text:p>
      <text:p text:style-name="P2"><text:span text:style-name="T3">}</text:span></text:p>
      <text:p text:style-name="P2"><text:span text:style-name="T3"/></text:p>
      <text:p text:style-name="P2"><text:span text:style-name="T3">The program consists of a loop that will end if the solution is found or there is no solution to the problem. </text:span></text:p>
      <text:p text:style-name="P2"><text:span text:style-name="T3"/></text:p>
      <text:p text:style-name="P2"><text:span text:style-name="T3">Every cycle it will compute the gcd (a, n) = d, and compare is against the cases stated in the algorithm. If d == 1 we know the solution as being xg = a</text:span><text:span text:style-name="T2">-1</text:span><text:span text:style-name="T3">b (mod n), otherwise we check if d | b. If not, then there is no solution, else we divide everything by d, and repreat the proces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2-06T17:38:37.051000000</dc:date>
    <meta:editing-duration>PT11M</meta:editing-duration>
    <meta:editing-cycles>3</meta:editing-cycles>
    <meta:document-statistic meta:table-count="0" meta:image-count="0" meta:object-count="0" meta:page-count="2" meta:paragraph-count="38" meta:word-count="414" meta:character-count="1886" meta:non-whitespace-character-count="1404"/>
  </office:meta>
</office:document-meta>
</file>